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0.16pt" svg:height="332.05pt" svg:x="724.48pt" svg:y="9.04pt">
            <loext:p draw:notify-on-update-of-ranges="Sheet1.F3:Sheet1.F3 Sheet1.F4:Sheet1.F20 Sheet1.G3:Sheet1.G3 Sheet1.G4:Sheet1.G20 Sheet1.F3:Sheet1.F3 Sheet1.F4:Sheet1.F20 Sheet1.H3:Sheet1.H3 Sheet1.H4:Sheet1.H20 Sheet1.F3:Sheet1.F3 Sheet1.F4:Sheet1.F20 Sheet1.I3:Sheet1.I3 Sheet1.I4:Sheet1.I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XeonPH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52.1906" calcext:value-type="float">
            <text:p>52.1906</text:p>
          </table:table-cell>
          <table:table-cell table:formula="of:=AVERAGE([.C4:.C10])" office:value-type="float" office:value="63.30264" calcext:value-type="float">
            <text:p>63.302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62.148" calcext:value-type="float">
            <text:p>62.148</text:p>
          </table:table-cell>
          <table:table-cell table:formula="of:=[.D150]" office:value-type="float" office:value="63.25656" calcext:value-type="float">
            <text:p>63.25656</text:p>
          </table:table-cell>
          <table:table-cell table:formula="of:=[.D4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2.0295" calcext:value-type="float">
            <text:p>62.02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21]" office:value-type="float" office:value="33.9133" calcext:value-type="float">
            <text:p>33.9133</text:p>
          </table:table-cell>
          <table:table-cell table:formula="of:=[.D158]" office:value-type="float" office:value="32.9704" calcext:value-type="float">
            <text:p>32.9704</text:p>
          </table:table-cell>
          <table:table-cell table:formula="of:=[.I4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93.6059" calcext:value-type="float">
            <text:p>93.60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D29]" office:value-type="float" office:value="22.29696" calcext:value-type="float">
            <text:p>22.29696</text:p>
          </table:table-cell>
          <table:table-cell table:formula="of:=[.D166]" office:value-type="float" office:value="23.32018" calcext:value-type="float">
            <text:p>23.32018</text:p>
          </table:table-cell>
          <table:table-cell table:formula="of:=[.I5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8.2699" calcext:value-type="float">
            <text:p>68.26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37]" office:value-type="float" office:value="17.45844" calcext:value-type="float">
            <text:p>17.45844</text:p>
          </table:table-cell>
          <table:table-cell table:formula="of:=[.D174]" office:value-type="float" office:value="20.28014" calcext:value-type="float">
            <text:p>20.28014</text:p>
          </table:table-cell>
          <table:table-cell table:formula="of:=[.I6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3.1091" calcext:value-type="float">
            <text:p>63.10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D45]" office:value-type="float" office:value="15.53972" calcext:value-type="float">
            <text:p>15.53972</text:p>
          </table:table-cell>
          <table:table-cell table:formula="of:=[.D182]" office:value-type="float" office:value="16.06262" calcext:value-type="float">
            <text:p>16.06262</text:p>
          </table:table-cell>
          <table:table-cell table:formula="of:=[.I7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70.9141" calcext:value-type="float">
            <text:p>70.91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53]" office:value-type="float" office:value="14.5817" calcext:value-type="float">
            <text:p>14.5817</text:p>
          </table:table-cell>
          <table:table-cell table:formula="of:=[.D190]" office:value-type="float" office:value="14.02416" calcext:value-type="float">
            <text:p>14.02416</text:p>
          </table:table-cell>
          <table:table-cell table:formula="of:=[.I8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.0687" calcext:value-type="float">
            <text:p>45.068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D61]" office:value-type="float" office:value="10.91402" calcext:value-type="float">
            <text:p>10.91402</text:p>
          </table:table-cell>
          <table:table-cell table:formula="of:=[.D198]" office:value-type="float" office:value="12.35628" calcext:value-type="float">
            <text:p>12.35628</text:p>
          </table:table-cell>
          <table:table-cell table:formula="of:=[.I9]" office:value-type="float" office:value="63.30264" calcext:value-type="float">
            <text:p>63.3026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D69]" office:value-type="float" office:value="10.682582" calcext:value-type="float">
            <text:p>10.682582</text:p>
          </table:table-cell>
          <table:table-cell table:formula="of:=[.D206]" office:value-type="float" office:value="11.60091" calcext:value-type="float">
            <text:p>11.60091</text:p>
          </table:table-cell>
          <table:table-cell table:formula="of:=[.I10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FastFlow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D77]" office:value-type="float" office:value="10.494226" calcext:value-type="float">
            <text:p>10.494226</text:p>
          </table:table-cell>
          <table:table-cell table:formula="of:=[.D214]" office:value-type="float" office:value="9.987032" calcext:value-type="float">
            <text:p>9.987032</text:p>
          </table:table-cell>
          <table:table-cell table:formula="of:=[.I11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2369" calcext:value-type="float">
            <text:p>54.2369</text:p>
          </table:table-cell>
          <table:table-cell/>
          <table:table-cell table:formula="of:=AVERAGE([.C13:.C19])" office:value-type="float" office:value="62.148" calcext:value-type="float">
            <text:p>62.14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85]" office:value-type="float" office:value="10.500848" calcext:value-type="float">
            <text:p>10.500848</text:p>
          </table:table-cell>
          <table:table-cell table:formula="of:=[.D222]" office:value-type="float" office:value="9.563718" calcext:value-type="float">
            <text:p>9.563718</text:p>
          </table:table-cell>
          <table:table-cell table:formula="of:=[.I12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728" calcext:value-type="float">
            <text:p>59.7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93]" office:value-type="float" office:value="6.166552" calcext:value-type="float">
            <text:p>6.166552</text:p>
          </table:table-cell>
          <table:table-cell table:formula="of:=[.D230]" office:value-type="float" office:value="5.990132" calcext:value-type="float">
            <text:p>5.990132</text:p>
          </table:table-cell>
          <table:table-cell table:formula="of:=[.I13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9.7648" calcext:value-type="float">
            <text:p>69.76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1]" office:value-type="float" office:value="5.39024" calcext:value-type="float">
            <text:p>5.39024</text:p>
          </table:table-cell>
          <table:table-cell table:formula="of:=[.D238]" office:value-type="float" office:value="5.107418" calcext:value-type="float">
            <text:p>5.107418</text:p>
          </table:table-cell>
          <table:table-cell table:formula="of:=[.I14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.7365" calcext:value-type="float">
            <text:p>50.73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9]" office:value-type="float" office:value="4.643482" calcext:value-type="float">
            <text:p>4.643482</text:p>
          </table:table-cell>
          <table:table-cell table:formula="of:=[.D246]" office:value-type="float" office:value="4.606628" calcext:value-type="float">
            <text:p>4.606628</text:p>
          </table:table-cell>
          <table:table-cell table:formula="of:=[.I15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0.1373" calcext:value-type="float">
            <text:p>70.13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7]" office:value-type="float" office:value="4.5837" calcext:value-type="float">
            <text:p>4.5837</text:p>
          </table:table-cell>
          <table:table-cell table:formula="of:=[.D254]" office:value-type="float" office:value="4.260632" calcext:value-type="float">
            <text:p>4.260632</text:p>
          </table:table-cell>
          <table:table-cell table:formula="of:=[.I16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3" calcext:value-type="float">
            <text:p>116.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4.179688" calcext:value-type="float">
            <text:p>4.179688</text:p>
          </table:table-cell>
          <table:table-cell table:formula="of:=[.D262]" office:value-type="float" office:value="4.46743" calcext:value-type="float">
            <text:p>4.46743</text:p>
          </table:table-cell>
          <table:table-cell table:formula="of:=[.I17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3734" calcext:value-type="float">
            <text:p>60.37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D133]" office:value-type="float" office:value="4.132976" calcext:value-type="float">
            <text:p>4.132976</text:p>
          </table:table-cell>
          <table:table-cell table:formula="of:=[.D270]" office:value-type="float" office:value="4.669468" calcext:value-type="float">
            <text:p>4.669468</text:p>
          </table:table-cell>
          <table:table-cell table:formula="of:=[.I18]" office:value-type="float" office:value="63.30264" calcext:value-type="float">
            <text:p>63.30264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D141]" office:value-type="float" office:value="4.805742" calcext:value-type="float">
            <text:p>4.805742</text:p>
          </table:table-cell>
          <table:table-cell table:formula="of:=[.D278]" office:value-type="float" office:value="3.935906" calcext:value-type="float">
            <text:p>3.935906</text:p>
          </table:table-cell>
          <table:table-cell table:formula="of:=[.I19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693" calcext:value-type="float">
            <text:p>28.1693</text:p>
          </table:table-cell>
          <table:table-cell/>
          <table:table-cell table:formula="of:=AVERAGE([.C21:.C27])" office:value-type="float" office:value="33.9133" calcext:value-type="float">
            <text:p>33.91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0357" calcext:value-type="float">
            <text:p>35.03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8963" calcext:value-type="float">
            <text:p>44.896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351" calcext:value-type="float">
            <text:p>30.03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096" calcext:value-type="float">
            <text:p>30.00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8.7588" calcext:value-type="float">
            <text:p>38.75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7273" calcext:value-type="float">
            <text:p>35.727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4344" calcext:value-type="float">
            <text:p>22.4344</text:p>
          </table:table-cell>
          <table:table-cell table:formula="of:=AVERAGE([.C29:.C35])" office:value-type="float" office:value="22.29696" calcext:value-type="float">
            <text:p>22.296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9833" calcext:value-type="float">
            <text:p>21.98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411" calcext:value-type="float">
            <text:p>20.4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8966" calcext:value-type="float">
            <text:p>21.89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027" calcext:value-type="float">
            <text:p>20.02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6109" calcext:value-type="float">
            <text:p>30.610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4.7595" calcext:value-type="float">
            <text:p>24.75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8086" calcext:value-type="float">
            <text:p>20.8086</text:p>
          </table:table-cell>
          <table:table-cell/>
          <table:table-cell table:formula="of:=AVERAGE([.C37:.C43])" office:value-type="float" office:value="17.45844" calcext:value-type="float">
            <text:p>17.458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475" calcext:value-type="float">
            <text:p>18.94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056" calcext:value-type="float">
            <text:p>14.05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.4244" calcext:value-type="float">
            <text:p>17.42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5465" calcext:value-type="float">
            <text:p>15.546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9736" calcext:value-type="float">
            <text:p>15.97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4002" calcext:value-type="float">
            <text:p>19.400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.6363" calcext:value-type="float">
            <text:p>24.6363</text:p>
          </table:table-cell>
          <table:table-cell table:formula="of:=AVERAGE([.C45:.C51])" office:value-type="float" office:value="15.53972" calcext:value-type="float">
            <text:p>15.539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6221" calcext:value-type="float">
            <text:p>12.62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936" calcext:value-type="float">
            <text:p>10.293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2534" calcext:value-type="float">
            <text:p>31.253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6815" calcext:value-type="float">
            <text:p>16.681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436" calcext:value-type="float">
            <text:p>12.43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.3227" calcext:value-type="float">
            <text:p>11.32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315" calcext:value-type="float">
            <text:p>18.1315</text:p>
          </table:table-cell>
          <table:table-cell/>
          <table:table-cell table:formula="of:=AVERAGE([.C53:.C59])" office:value-type="float" office:value="14.5817" calcext:value-type="float">
            <text:p>14.581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7239" calcext:value-type="float">
            <text:p>14.72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726" calcext:value-type="float">
            <text:p>11.872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559" calcext:value-type="float">
            <text:p>15.655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4211" calcext:value-type="float">
            <text:p>15.42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9732" calcext:value-type="float">
            <text:p>12.973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1344" calcext:value-type="float">
            <text:p>14.134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3304" calcext:value-type="float">
            <text:p>10.3304</text:p>
          </table:table-cell>
          <table:table-cell table:formula="of:=AVERAGE([.C61:.C67])" office:value-type="float" office:value="10.91402" calcext:value-type="float">
            <text:p>10.914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512" calcext:value-type="float">
            <text:p>10.05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882" calcext:value-type="float">
            <text:p>16.188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9338" calcext:value-type="float">
            <text:p>11.933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847" calcext:value-type="float">
            <text:p>10.084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0595" calcext:value-type="float">
            <text:p>9.1059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17" calcext:value-type="float">
            <text:p>12.1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.4035" calcext:value-type="float">
            <text:p>12.4035</text:p>
          </table:table-cell>
          <table:table-cell table:formula="of:=AVERAGE([.C69:.C75])" office:value-type="float" office:value="10.682582" calcext:value-type="float">
            <text:p>10.6825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33548" calcext:value-type="float">
            <text:p>9.335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22803" calcext:value-type="float">
            <text:p>9.2280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73" calcext:value-type="float">
            <text:p>12.87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6827" calcext:value-type="float">
            <text:p>8.3682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2829" calcext:value-type="float">
            <text:p>11.282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63" calcext:value-type="float">
            <text:p>11.16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1938" calcext:value-type="float">
            <text:p>8.21938</text:p>
          </table:table-cell>
          <table:table-cell/>
          <table:table-cell table:formula="of:=AVERAGE([.C77:.C83])" office:value-type="float" office:value="10.494226" calcext:value-type="float">
            <text:p>10.4942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3304" calcext:value-type="float">
            <text:p>11.330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61045" calcext:value-type="float">
            <text:p>8.6104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7492" calcext:value-type="float">
            <text:p>11.749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9925" calcext:value-type="float">
            <text:p>11.99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684" calcext:value-type="float">
            <text:p>12.868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8858" calcext:value-type="float">
            <text:p>8.7885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6161" calcext:value-type="float">
            <text:p>7.86161</text:p>
          </table:table-cell>
          <table:table-cell/>
          <table:table-cell table:formula="of:=AVERAGE([.C85:.C91])" office:value-type="float" office:value="10.500848" calcext:value-type="float">
            <text:p>10.50084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1856" calcext:value-type="float">
            <text:p>14.18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0683" calcext:value-type="float">
            <text:p>10.06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3538" calcext:value-type="float">
            <text:p>8.0353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64656" calcext:value-type="float">
            <text:p>9.646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5684" calcext:value-type="float">
            <text:p>10.568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58" calcext:value-type="float">
            <text:p>12.425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068" calcext:value-type="float">
            <text:p>5.9068</text:p>
          </table:table-cell>
          <table:table-cell table:formula="of:=AVERAGE([.C93:.C99])" office:value-type="float" office:value="6.166552" calcext:value-type="float">
            <text:p>6.16655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6118" calcext:value-type="float">
            <text:p>6.261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4909" calcext:value-type="float">
            <text:p>9.049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3169" calcext:value-type="float">
            <text:p>5.1316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43885" calcext:value-type="float">
            <text:p>6.4388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2005" calcext:value-type="float">
            <text:p>6.2200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00588" calcext:value-type="float">
            <text:p>6.0058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82106" calcext:value-type="float">
            <text:p>7.82106</text:p>
          </table:table-cell>
          <table:table-cell/>
          <table:table-cell table:formula="of:=AVERAGE([.C101:.C107])" office:value-type="float" office:value="5.39024" calcext:value-type="float">
            <text:p>5.3902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0329" calcext:value-type="float">
            <text:p>5.403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52673" calcext:value-type="float">
            <text:p>4.5267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.25494" calcext:value-type="float">
            <text:p>7.2549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71467" calcext:value-type="float">
            <text:p>4.7146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05157" calcext:value-type="float">
            <text:p>5.0515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507" calcext:value-type="float">
            <text:p>4.4150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1748" calcext:value-type="float">
            <text:p>4.61748</text:p>
          </table:table-cell>
          <table:table-cell table:formula="of:=AVERAGE([.C109:.C115])" office:value-type="float" office:value="4.643482" calcext:value-type="float">
            <text:p>4.64348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7273" calcext:value-type="float">
            <text:p>4.8727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15839" calcext:value-type="float">
            <text:p>4.158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2179" calcext:value-type="float">
            <text:p>6.4217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.23909" calcext:value-type="float">
            <text:p>5.2390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2972" calcext:value-type="float">
            <text:p>4.3297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4609" calcext:value-type="float">
            <text:p>5.4460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4174" calcext:value-type="float">
            <text:p>3.64174</text:p>
          </table:table-cell>
          <table:table-cell/>
          <table:table-cell table:formula="of:=AVERAGE([.C117:.C123])" office:value-type="float" office:value="4.5837" calcext:value-type="float">
            <text:p>4.583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88681" calcext:value-type="float">
            <text:p>4.8868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.61529" calcext:value-type="float">
            <text:p>5.6152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8256" calcext:value-type="float">
            <text:p>3.825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473" calcext:value-type="float">
            <text:p>3.9447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64607" calcext:value-type="float">
            <text:p>4.646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5311" calcext:value-type="float">
            <text:p>5.6531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9212" calcext:value-type="float">
            <text:p>4.09212</text:p>
          </table:table-cell>
          <table:table-cell table:formula="of:=AVERAGE([.C125:.C131])" office:value-type="float" office:value="4.179688" calcext:value-type="float">
            <text:p>4.17968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0308" calcext:value-type="float">
            <text:p>3.6030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65541" calcext:value-type="float">
            <text:p>4.6554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107" calcext:value-type="float">
            <text:p>4.010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2862" calcext:value-type="float">
            <text:p>4.3286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4909" calcext:value-type="float">
            <text:p>6.2490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.81159" calcext:value-type="float">
            <text:p>3.8115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35256" calcext:value-type="float">
            <text:p>4.35256</text:p>
          </table:table-cell>
          <table:table-cell table:formula="of:=AVERAGE([.C133:.C139])" office:value-type="float" office:value="4.132976" calcext:value-type="float">
            <text:p>4.13297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3174" calcext:value-type="float">
            <text:p>4.4317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6065" calcext:value-type="float">
            <text:p>4.0606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4534" calcext:value-type="float">
            <text:p>4.0453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8697" calcext:value-type="float">
            <text:p>4.4869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.77459" calcext:value-type="float">
            <text:p>3.7745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73198" calcext:value-type="float">
            <text:p>3.7319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4091" calcext:value-type="float">
            <text:p>3.64091</text:p>
          </table:table-cell>
          <table:table-cell/>
          <table:table-cell table:formula="of:=AVERAGE([.C141:.C147])" office:value-type="float" office:value="4.805742" calcext:value-type="float">
            <text:p>4.80574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6222" calcext:value-type="float">
            <text:p>4.9622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72924" calcext:value-type="float">
            <text:p>4.7292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9443" calcext:value-type="float">
            <text:p>4.994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84923" calcext:value-type="float">
            <text:p>5.8492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48908" calcext:value-type="float">
            <text:p>4.4890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85374" calcext:value-type="float">
            <text:p>4.8537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9438" calcext:value-type="float">
            <text:p>55.9438</text:p>
          </table:table-cell>
          <table:table-cell/>
          <table:table-cell table:formula="of:=AVERAGE([.C150:.C156])" office:value-type="float" office:value="63.25656" calcext:value-type="float">
            <text:p>63.256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3709" calcext:value-type="float">
            <text:p>70.370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4.8828" calcext:value-type="float">
            <text:p>64.88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6.5699" calcext:value-type="float">
            <text:p>66.56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5.5367" calcext:value-type="float">
            <text:p>65.53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0121" calcext:value-type="float">
            <text:p>59.01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2813" calcext:value-type="float">
            <text:p>60.28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5973" calcext:value-type="float">
            <text:p>25.5973</text:p>
          </table:table-cell>
          <table:table-cell/>
          <table:table-cell table:formula="of:=AVERAGE([.C158:.C164])" office:value-type="float" office:value="32.9704" calcext:value-type="float">
            <text:p>32.97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3711" calcext:value-type="float">
            <text:p>33.37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046" calcext:value-type="float">
            <text:p>27.04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9.9067" calcext:value-type="float">
            <text:p>39.90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0479" calcext:value-type="float">
            <text:p>42.047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4.1444" calcext:value-type="float">
            <text:p>34.14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3838" calcext:value-type="float">
            <text:p>30.38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7.9301" calcext:value-type="float">
            <text:p>27.9301</text:p>
          </table:table-cell>
          <table:table-cell table:formula="of:=AVERAGE([.C166:.C172])" office:value-type="float" office:value="23.32018" calcext:value-type="float">
            <text:p>23.320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2316" calcext:value-type="float">
            <text:p>21.23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8685" calcext:value-type="float">
            <text:p>22.86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8844" calcext:value-type="float">
            <text:p>20.88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3.6863" calcext:value-type="float">
            <text:p>23.68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386" calcext:value-type="float">
            <text:p>18.838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7182" calcext:value-type="float">
            <text:p>29.718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9657" calcext:value-type="float">
            <text:p>21.9657</text:p>
          </table:table-cell>
          <table:table-cell table:formula="of:=AVERAGE([.C174:.C180])" office:value-type="float" office:value="20.28014" calcext:value-type="float">
            <text:p>20.280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0507" calcext:value-type="float">
            <text:p>21.050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124" calcext:value-type="float">
            <text:p>23.512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4819" calcext:value-type="float">
            <text:p>21.481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854" calcext:value-type="float">
            <text:p>18.485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681" calcext:value-type="float">
            <text:p>15.168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" calcext:value-type="float">
            <text:p>18.41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7141" calcext:value-type="float">
            <text:p>19.7141</text:p>
          </table:table-cell>
          <table:table-cell/>
          <table:table-cell table:formula="of:=AVERAGE([.C182:.C188])" office:value-type="float" office:value="16.06262" calcext:value-type="float">
            <text:p>16.062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1664" calcext:value-type="float">
            <text:p>16.166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7171" calcext:value-type="float">
            <text:p>12.717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.9577" calcext:value-type="float">
            <text:p>17.957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8161" calcext:value-type="float">
            <text:p>12.81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4.943" calcext:value-type="float">
            <text:p>14.94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8.4299" calcext:value-type="float">
            <text:p>18.429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957" calcext:value-type="float">
            <text:p>17.6957</text:p>
          </table:table-cell>
          <table:table-cell/>
          <table:table-cell table:formula="of:=AVERAGE([.C190:.C196])" office:value-type="float" office:value="14.02416" calcext:value-type="float">
            <text:p>14.024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585" calcext:value-type="float">
            <text:p>16.958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.7444" calcext:value-type="float">
            <text:p>13.744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64" calcext:value-type="float">
            <text:p>12.6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5476" calcext:value-type="float">
            <text:p>15.54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.2303" calcext:value-type="float">
            <text:p>11.230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788" calcext:value-type="float">
            <text:p>10.978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7773" calcext:value-type="float">
            <text:p>13.7773</text:p>
          </table:table-cell>
          <table:table-cell/>
          <table:table-cell table:formula="of:=AVERAGE([.C198:.C204])" office:value-type="float" office:value="12.35628" calcext:value-type="float">
            <text:p>12.356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9509" calcext:value-type="float">
            <text:p>10.950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896" calcext:value-type="float">
            <text:p>10.689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5175" calcext:value-type="float">
            <text:p>11.51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8822" calcext:value-type="float">
            <text:p>10.882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7808" calcext:value-type="float">
            <text:p>12.780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.65" calcext:value-type="float">
            <text:p>15.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74927" calcext:value-type="float">
            <text:p>9.74927</text:p>
          </table:table-cell>
          <table:table-cell table:formula="of:=AVERAGE([.C206:.C212])" office:value-type="float" office:value="11.60091" calcext:value-type="float">
            <text:p>11.6009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007" calcext:value-type="float">
            <text:p>11.10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8746" calcext:value-type="float">
            <text:p>8.5874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1216" calcext:value-type="float">
            <text:p>14.121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93898" calcext:value-type="float">
            <text:p>9.938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.094" calcext:value-type="float">
            <text:p>13.09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413" calcext:value-type="float">
            <text:p>15.941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.0767" calcext:value-type="float">
            <text:p>10.0767</text:p>
          </table:table-cell>
          <table:table-cell table:formula="of:=AVERAGE([.C214:.C220])" office:value-type="float" office:value="9.987032" calcext:value-type="float">
            <text:p>9.98703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1343" calcext:value-type="float">
            <text:p>8.3134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728" calcext:value-type="float">
            <text:p>8.77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37886" calcext:value-type="float">
            <text:p>8.378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4704" calcext:value-type="float">
            <text:p>11.47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2386" calcext:value-type="float">
            <text:p>11.23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4682" calcext:value-type="float">
            <text:p>11.468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87503" calcext:value-type="float">
            <text:p>8.87503</text:p>
          </table:table-cell>
          <table:table-cell table:formula="of:=AVERAGE([.C222:.C228])" office:value-type="float" office:value="9.563718" calcext:value-type="float">
            <text:p>9.5637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2153" calcext:value-type="float">
            <text:p>10.215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793" calcext:value-type="float">
            <text:p>7.979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49988" calcext:value-type="float">
            <text:p>9.4998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482" calcext:value-type="float">
            <text:p>10.748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2838" calcext:value-type="float">
            <text:p>8.0283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6488" calcext:value-type="float">
            <text:p>5.96488</text:p>
          </table:table-cell>
          <table:table-cell table:formula="of:=AVERAGE([.C230:.C236])" office:value-type="float" office:value="5.990132" calcext:value-type="float">
            <text:p>5.99013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0168" calcext:value-type="float">
            <text:p>4.7016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23074" calcext:value-type="float">
            <text:p>5.2307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61954" calcext:value-type="float">
            <text:p>6.6195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8496" calcext:value-type="float">
            <text:p>5.849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3155" calcext:value-type="float">
            <text:p>6.5315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859" calcext:value-type="float">
            <text:p>6.285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43771" calcext:value-type="float">
            <text:p>4.43771</text:p>
          </table:table-cell>
          <table:table-cell table:formula="of:=AVERAGE([.C238:.C244])" office:value-type="float" office:value="5.107418" calcext:value-type="float">
            <text:p>5.10741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36904" calcext:value-type="float">
            <text:p>4.3690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93595" calcext:value-type="float">
            <text:p>4.9359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2339" calcext:value-type="float">
            <text:p>5.4233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1889" calcext:value-type="float">
            <text:p>4.2188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6.371" calcext:value-type="float">
            <text:p>6.3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3644" calcext:value-type="float">
            <text:p>6.6364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8088" calcext:value-type="float">
            <text:p>4.88088</text:p>
          </table:table-cell>
          <table:table-cell table:formula="of:=AVERAGE([.C246:.C252])" office:value-type="float" office:value="4.606628" calcext:value-type="float">
            <text:p>4.60662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29392" calcext:value-type="float">
            <text:p>4.2939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8984" calcext:value-type="float">
            <text:p>4.6898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8651" calcext:value-type="float">
            <text:p>4.3865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8232" calcext:value-type="float">
            <text:p>4.0823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78199" calcext:value-type="float">
            <text:p>4.781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50836" calcext:value-type="float">
            <text:p>5.5083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71741" calcext:value-type="float">
            <text:p>4.71741</text:p>
          </table:table-cell>
          <table:table-cell table:formula="of:=AVERAGE([.C254:.C260])" office:value-type="float" office:value="4.260632" calcext:value-type="float">
            <text:p>4.2606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1628" calcext:value-type="float">
            <text:p>4.16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171" calcext:value-type="float">
            <text:p>3.9417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47521" calcext:value-type="float">
            <text:p>5.4752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9771" calcext:value-type="float">
            <text:p>3.897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292" calcext:value-type="float">
            <text:p>3.942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53832" calcext:value-type="float">
            <text:p>4.538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812" calcext:value-type="float">
            <text:p>4.3812</text:p>
          </table:table-cell>
          <table:table-cell table:formula="of:=AVERAGE([.C262:.C268])" office:value-type="float" office:value="4.46743" calcext:value-type="float">
            <text:p>4.4674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85965" calcext:value-type="float">
            <text:p>4.8596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175" calcext:value-type="float">
            <text:p>4.17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55905" calcext:value-type="float">
            <text:p>4.5590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76679" calcext:value-type="float">
            <text:p>3.7667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05906" calcext:value-type="float">
            <text:p>6.0590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6225" calcext:value-type="float">
            <text:p>4.362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19235" calcext:value-type="float">
            <text:p>4.19235</text:p>
          </table:table-cell>
          <table:table-cell table:formula="of:=AVERAGE([.C270:.C276])" office:value-type="float" office:value="4.669468" calcext:value-type="float">
            <text:p>4.66946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7266" calcext:value-type="float">
            <text:p>5.7726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3049" calcext:value-type="float">
            <text:p>4.7304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.19289" calcext:value-type="float">
            <text:p>5.1928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6147" calcext:value-type="float">
            <text:p>4.0614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5666" calcext:value-type="float">
            <text:p>4.4566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7495" calcext:value-type="float">
            <text:p>4.774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7774" calcext:value-type="float">
            <text:p>3.7774</text:p>
          </table:table-cell>
          <table:table-cell/>
          <table:table-cell table:formula="of:=AVERAGE([.C278:.C284])" office:value-type="float" office:value="3.935906" calcext:value-type="float">
            <text:p>3.93590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15264" calcext:value-type="float">
            <text:p>4.1526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79067" calcext:value-type="float">
            <text:p>3.7906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762" calcext:value-type="float">
            <text:p>5.376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183" calcext:value-type="float">
            <text:p>3.8818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97025" calcext:value-type="float">
            <text:p>3.970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414" calcext:value-type="float">
            <text:p>3.884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33:12.180727178</meta:creation-date>
    <meta:generator>LibreOffice/5.1.6.2$Linux_X86_64 LibreOffice_project/10m0$Build-2</meta:generator>
    <dc:date>2018-03-24T16:44:14.442844177</dc:date>
    <meta:editing-duration>PT1H42S</meta:editing-duration>
    <meta:editing-cycles>19</meta:editing-cycles>
    <meta:document-statistic meta:table-count="1" meta:cell-count="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1cm" svg:height="11.715cm" xlink:href=".." xlink:type="simple" chart:class="chart:scatter" chart:style-name="ch1">
        <chart:title svg:x="8.219cm" svg:y="0.37cm" chart:style-name="ch2">
          <text:p>XeonPHI</text:p>
        </chart:title>
        <chart:subtitle svg:x="7.663cm" svg:y="1.383cm" chart:style-name="ch3">
          <text:p>Completion Time</text:p>
        </chart:subtitle>
        <chart:legend chart:legend-position="end" svg:x="14.593cm" svg:y="5.06cm" style:legend-expansion="high" chart:style-name="ch4"/>
        <chart:plot-area chart:style-name="ch5" table:cell-range-address="Sheet1.F3:Sheet1.I20" chart:data-source-has-labels="row" svg:x="1.378cm" svg:y="2.3cm" svg:width="12.848cm" svg:height="8.2cm">
          <chartooo:coordinate-region svg:x="1.999cm" svg:y="2.5cm" svg:width="12.04cm" svg:height="7.353cm"/>
          <chart:axis chart:dimension="x" chart:name="primary-x" chart:style-name="ch6">
            <chart:title svg:x="6.369cm" svg:y="10.734cm" chart:style-name="ch7">
              <text:p>Number of Workers</text:p>
            </chart:title>
          </chart:axis>
          <chart:axis chart:dimension="y" chart:name="primary-y" chart:style-name="ch6">
            <chart:title svg:x="0.451cm" svg:y="7.661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G4:Sheet1.G20" chart:label-cell-address="Sheet1.G3:Sheet1.G3" chart:class="chart:scatter">
            <chart:domain table:cell-range-address="Sheet1.F4:Sheet1.F20"/>
            <chart:data-point chart:repeated="17"/>
          </chart:series>
          <chart:series chart:style-name="ch11" chart:values-cell-range-address="Sheet1.H4:Sheet1.H20" chart:label-cell-address="Sheet1.H3:Sheet1.H3" chart:class="chart:scatter">
            <chart:data-point chart:repeated="17"/>
          </chart:series>
          <chart:series chart:style-name="ch12" chart:values-cell-range-address="Sheet1.I4:Sheet1.I20" chart:label-cell-address="Sheet1.I3:Sheet1.I3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:Sheet1.G3</svg:desc>
                </draw:g>
              </table:table-cell>
              <table:table-cell office:value-type="string">
                <text:p>Threads</text:p>
                <draw:g>
                  <svg:desc>Sheet1.H3:Sheet1.H3</svg:desc>
                </draw:g>
              </table:table-cell>
              <table:table-cell office:value-type="string">
                <text:p>Sequential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20</svg:desc>
                </draw:g>
              </table:table-cell>
              <table:table-cell office:value-type="float" office:value="62.148">
                <text:p>62.148</text:p>
                <draw:g>
                  <svg:desc>Sheet1.G4:Sheet1.G20</svg:desc>
                </draw:g>
              </table:table-cell>
              <table:table-cell office:value-type="float" office:value="63.25656">
                <text:p>63.25656</text:p>
                <draw:g>
                  <svg:desc>Sheet1.H4:Sheet1.H20</svg:desc>
                </draw:g>
              </table:table-cell>
              <table:table-cell office:value-type="float" office:value="63.30264">
                <text:p>63.30264</text:p>
                <draw:g>
                  <svg:desc>Sheet1.I4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9133">
                <text:p>33.9133</text:p>
              </table:table-cell>
              <table:table-cell office:value-type="float" office:value="32.9704">
                <text:p>32.9704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.29696">
                <text:p>22.29696</text:p>
              </table:table-cell>
              <table:table-cell office:value-type="float" office:value="23.32018">
                <text:p>23.320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45844">
                <text:p>17.45844</text:p>
              </table:table-cell>
              <table:table-cell office:value-type="float" office:value="20.28014">
                <text:p>20.28014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.53972">
                <text:p>15.53972</text:p>
              </table:table-cell>
              <table:table-cell office:value-type="float" office:value="16.06262">
                <text:p>16.0626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5817">
                <text:p>14.5817</text:p>
              </table:table-cell>
              <table:table-cell office:value-type="float" office:value="14.02416">
                <text:p>14.02416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91402">
                <text:p>10.91402</text:p>
              </table:table-cell>
              <table:table-cell office:value-type="float" office:value="12.35628">
                <text:p>12.3562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682582">
                <text:p>10.682582</text:p>
              </table:table-cell>
              <table:table-cell office:value-type="float" office:value="11.60091">
                <text:p>11.60091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494226">
                <text:p>10.494226</text:p>
              </table:table-cell>
              <table:table-cell office:value-type="float" office:value="9.987032">
                <text:p>9.9870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500848">
                <text:p>10.500848</text:p>
              </table:table-cell>
              <table:table-cell office:value-type="float" office:value="9.563718">
                <text:p>9.5637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.166552">
                <text:p>6.166552</text:p>
              </table:table-cell>
              <table:table-cell office:value-type="float" office:value="5.990132">
                <text:p>5.9901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.39024">
                <text:p>5.39024</text:p>
              </table:table-cell>
              <table:table-cell office:value-type="float" office:value="5.107418">
                <text:p>5.1074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.643482">
                <text:p>4.643482</text:p>
              </table:table-cell>
              <table:table-cell office:value-type="float" office:value="4.606628">
                <text:p>4.60662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.5837">
                <text:p>4.5837</text:p>
              </table:table-cell>
              <table:table-cell office:value-type="float" office:value="4.260632">
                <text:p>4.2606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.179688">
                <text:p>4.179688</text:p>
              </table:table-cell>
              <table:table-cell office:value-type="float" office:value="4.46743">
                <text:p>4.46743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4.132976">
                <text:p>4.132976</text:p>
              </table:table-cell>
              <table:table-cell office:value-type="float" office:value="4.669468">
                <text:p>4.66946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.805742">
                <text:p>4.805742</text:p>
              </table:table-cell>
              <table:table-cell office:value-type="float" office:value="3.935906">
                <text:p>3.935906</text:p>
              </table:table-cell>
              <table:table-cell office:value-type="float" office:value="63.30264">
                <text:p>63.30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